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Verdana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3" table:number-columns-repeated="250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Base salary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onus %</text:p>
          </table:table-cell>
          <table:table-cell table:style-name="ce1" office:value-type="string">
            <text:p>Bonus amt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nn</text:p>
          </table:table-cell>
          <table:table-cell office:value-type="float" office:value="5600">
            <text:p><text:s/>SFr. 5'600.00 </text:p>
          </table:table-cell>
          <table:table-cell office:value-type="float" office:value="20">
            <text:p>20</text:p>
          </table:table-cell>
          <table:table-cell table:formula="oooc:=BaseSalary+Overtime*OvertimeRate" office:value-type="float" office:value="6600">
            <text:p><text:s/>SFr. 6'600.00 </text:p>
          </table:table-cell>
          <table:table-cell table:formula="oooc:=Salary/SalaryTotal" office:value-type="percentage" office:value="0.361643835616438">
            <text:p>36%</text:p>
          </table:table-cell>
          <table:table-cell table:formula="oooc:=BonusTotal*BonusPercentage" office:value-type="float" office:value="7232.87671232877">
            <text:p><text:s/>SFr. 7'232.88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th</text:p>
          </table:table-cell>
          <table:table-cell office:value-type="float" office:value="5400">
            <text:p><text:s/>SFr. 5'400.00 </text:p>
          </table:table-cell>
          <table:table-cell office:value-type="float" office:value="15">
            <text:p>15</text:p>
          </table:table-cell>
          <table:table-cell table:formula="oooc:=BaseSalary+Overtime*OvertimeRate" office:value-type="float" office:value="6150">
            <text:p><text:s/>SFr. 6'150.00 </text:p>
          </table:table-cell>
          <table:table-cell table:formula="oooc:=Salary/SalaryTotal" office:value-type="percentage" office:value="0.336986301369863">
            <text:p>34%</text:p>
          </table:table-cell>
          <table:table-cell table:formula="oooc:=BonusTotal*BonusPercentage" office:value-type="float" office:value="6739.72602739726">
            <text:p><text:s/>SFr. 6'739.73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harlie</text:p>
          </table:table-cell>
          <table:table-cell office:value-type="float" office:value="5500">
            <text:p><text:s/>SFr. 5'500.00 </text:p>
          </table:table-cell>
          <table:table-cell office:value-type="float" office:value="0">
            <text:p>0</text:p>
          </table:table-cell>
          <table:table-cell table:formula="oooc:=BaseSalary+Overtime*OvertimeRate" office:value-type="float" office:value="5500">
            <text:p><text:s/>SFr. 5'500.00 </text:p>
          </table:table-cell>
          <table:table-cell table:formula="oooc:=Salary/SalaryTotal" office:value-type="percentage" office:value="0.301369863013699">
            <text:p>30%</text:p>
          </table:table-cell>
          <table:table-cell table:formula="oooc:=BonusTotal*BonusPercentage" office:value-type="float" office:value="6027.39726027397">
            <text:p><text:s/>SFr. 6'027.40 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table:style-name="ce4"/>
          <table:table-cell table:style-name="Default"/>
          <table:table-cell table:formula="oooc:=SUM(Salary)" office:value-type="float" office:value="18250">
            <text:p><text:s/>SFr. 18'250.00 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Overtime rate</text:p>
          </table:table-cell>
          <table:table-cell office:value-type="float" office:value="50">
            <text:p><text:s/>SFr. 50.00 </text:p>
          </table:table-cell>
          <table:table-cell table:style-name="Default" table:number-columns-repeated="4"/>
          <table:table-cell table:number-columns-repeated="250"/>
        </table:table-row>
        <table:table-row table:style-name="ro1">
          <table:table-cell office:value-type="string">
            <text:p>Bonus total</text:p>
          </table:table-cell>
          <table:table-cell office:value-type="float" office:value="20000">
            <text:p><text:s/>SFr. 20'000.00 </text:p>
          </table:table-cell>
          <table:table-cell table:style-name="Default" table:number-columns-repeated="4"/>
          <table:table-cell table:number-columns-repeated="250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BaseSalary" table:base-cell-address="$Sheet1.$A$1" table:cell-range-address="$Sheet1.$B$2:.$B$4"/>
        <table:named-range table:name="BonusAmount" table:base-cell-address="$Sheet1.$A$1" table:cell-range-address="$Sheet1.$F$2:.$F$4"/>
        <table:named-range table:name="BonusPercentage" table:base-cell-address="$Sheet1.$A$1" table:cell-range-address="$Sheet1.$E$2:.$E$4"/>
        <table:named-range table:name="BonusTotal" table:base-cell-address="$Sheet1.$A$1" table:cell-range-address="$Sheet1.$B$7"/>
        <table:named-range table:name="Employees" table:base-cell-address="$Sheet1.$A$1" table:cell-range-address="$Sheet1.$A$2:.$F$4"/>
        <table:named-range table:name="Name" table:base-cell-address="$Sheet1.$A$1" table:cell-range-address="$Sheet1.$A$2:.$A$4"/>
        <table:named-range table:name="Overtime" table:base-cell-address="$Sheet1.$A$1" table:cell-range-address="$Sheet1.$C$2:.$C$4"/>
        <table:named-range table:name="OvertimeRate" table:base-cell-address="$Sheet1.$A$1" table:cell-range-address="$Sheet1.$B$6"/>
        <table:named-range table:name="Salary" table:base-cell-address="$Sheet1.$A$1" table:cell-range-address="$Sheet1.$D$2:.$D$4"/>
        <table:named-range table:name="SalaryTotal" table:base-cell-address="$Sheet1.$A$1" table:cell-range-address="$Sheet1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SFr. </number:text>
      <number:number number:decimal-places="2" number:min-integer-digits="1" number:grouping="true"/>
      <number:text> </number:text>
    </number:number-style>
    <number:number-style style:name="N117P1" style:volatile="true">
      <number:text> SFr. -</number:text>
      <number:number number:decimal-places="2" number:min-integer-digits="1" number:grouping="true"/>
      <number:text> </number:text>
    </number:number-style>
    <number:number-style style:name="N117P2" style:volatile="true">
      <number:text> SFr.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6P0" style:volatile="true">
      <number:text>SFr. </number:text>
      <number:number number:decimal-places="0" number:min-integer-digits="1" number:grouping="true"/>
    </number:number-style>
    <number:number-style style:name="N106">
      <number:text>S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style:text-properties fo:color="#ff0000"/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2" number:min-integer-digits="1" number:grouping="true"/>
    </number:number-style>
    <number:number-style style:name="N108">
      <number:text>S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style:text-properties fo:color="#ff0000"/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Fr. </number:text>
      <number:number number:decimal-places="0" number:min-integer-digits="1" number:grouping="true"/>
      <number:text> </number:text>
    </number:number-style>
    <number:number-style style:name="N115P1" style:volatile="true">
      <number:text> SFr. -</number:text>
      <number:number number:decimal-places="0" number:min-integer-digits="1" number:grouping="true"/>
      <number:text> </number:text>
    </number:number-style>
    <number:number-style style:name="N115P2" style:volatile="true">
      <number:text> SFr.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7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8">08.02.2006</text:date>, <text:time>11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Peter Arrenbrecht</meta:initial-creator>
    <meta:creation-date>2005-12-22T15:05:14</meta:creation-date>
    <dc:creator>Peter Arrenbrecht</dc:creator>
    <dc:date>2005-12-22T16:44:05</dc:date>
    <meta:print-date>2006-02-08T11:19:10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